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AnnotationBeanPostProcessor.onApplicationEvent( ContextRefresh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AnnotationBeanPostProcessor.toDuration( long value , TimeUnit time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ScheduledAnnotationBea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requiresDestructio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AnnotationBeanPostProcess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getScheduledTas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duledAnnotationBeanPostProcessor.setApplicationContext( 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dAnnotationBean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createRunnable( Object target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AnnotationBeanPostProcessor.finishRegistration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">
            <text:p text:style-name="Table_20_Contents">4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ScheduledAnnotationBeanPostProcessor.setEmbeddedValueResolver( StringValu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isP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setScheduler( Object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afterSingletonsInstanti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dAnnotationBeanPostProcessor.postProcessMergedBeanDefinition( RootBeanDefinition beanDefinition , Class &lt; ? &gt; beanType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duledAnnotationBeanPostProcessor.isDurationString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notationBeanPostProcessor.processScheduled( Scheduled scheduled , Method method , Object bean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ScheduledAnnotationBeanPostProcessor.postProcessAfterInitialization( Object bean , String bean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cheduledAnnotationBeanPostProcesso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duledAnnotationBeanPostProcessor.resolveSchedulerBean( BeanFactory beanFactory , Class &lt; T &gt; schedulerType , boolean by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heduledAnnotationBeanPostProcessor.postProcessBeforeDestruction( Object bean ,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duledAnnotationBeanPostProcessor.toDuration( String value , TimeUnit time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dAnnotationBeanPostProcessor.ScheduledAnnotationBeanPostProcessor( ScheduledTask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